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ppleSystemUIFont" fo:font-size="12pt" fo:font-weight="normal" officeooo:rsid="0036b73d" officeooo:paragraph-rsid="0036b73d" style:font-size-asian="12pt" style:font-weight-asian="normal" style:font-weight-complex="normal"/>
    </style:style>
    <style:style style:name="P2" style:family="paragraph" style:parent-style-name="Standard">
      <style:text-properties style:use-window-font-color="true" style:font-name="inherit" fo:font-size="12pt" officeooo:rsid="0036b73d" officeooo:paragraph-rsid="0036b73d" style:font-size-asian="12pt"/>
    </style:style>
    <style:style style:name="P3" style:family="paragraph" style:parent-style-name="Standard">
      <style:text-properties style:use-window-font-color="true" style:font-name="inherit" fo:font-size="12pt" officeooo:rsid="0037aff5" officeooo:paragraph-rsid="0036b73d" style:font-size-asian="12pt"/>
    </style:style>
    <style:style style:name="P4" style:family="paragraph" style:parent-style-name="Standard">
      <style:text-properties style:use-window-font-color="true" style:font-name="inherit" fo:font-size="12pt" fo:font-weight="normal" officeooo:rsid="0037aff5" officeooo:paragraph-rsid="002179db" style:font-size-asian="12pt" style:font-weight-asian="normal" style:font-weight-complex="normal"/>
    </style:style>
    <style:style style:name="P5" style:family="paragraph" style:parent-style-name="Standard">
      <style:text-properties style:use-window-font-color="true" style:font-name="inherit" fo:font-size="12pt" fo:font-weight="normal" officeooo:rsid="0037aff5" officeooo:paragraph-rsid="0036b73d" style:font-size-asian="12pt" style:font-weight-asian="normal" style:font-weight-complex="normal"/>
    </style:style>
    <style:style style:name="T1" style:family="text">
      <style:text-properties fo:font-weight="bold" officeooo:rsid="0037aff5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7af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kış Diyagramı</text:p>
      <text:p text:style-name="P4">1. Başla</text:p>
      <text:p text:style-name="P5">2. yaz “yarıçapı giriniz”</text:p>
      <text:p text:style-name="P3"><text:span text:style-name="T2">3. oku yarıçap</text:span></text:p>
      <text:p text:style-name="P2"><text:span text:style-name="T3">4</text:span>. alan = <text:span text:style-name="T3">4 * 3.14*r*r</text:span></text:p>
      <text:p text:style-name="P2"><text:span text:style-name="T3">5</text:span>. hacim =<text:span text:style-name="T3">(4/3</text:span> <text:span text:style-name="T3">) * </text:span>3.14* <text:span text:style-name="T3">r* r*r</text:span></text:p>
      <text:p text:style-name="P2"><text:span text:style-name="T3">6</text:span>. yaz alan, hacim</text:p>
      <text:p text:style-name="P2"><text:span text:style-name="T3">7</text:span>. bitir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onaco" svg:font-family="Monaco, MonacoRegular, 'Courier New', monospace"/>
    <style:font-face style:name="inherit" svg:font-family="inherit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2T17:11:59.008152021</dc:date>
    <meta:editing-duration>PT13H43M24S</meta:editing-duration>
    <meta:editing-cycles>18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8" meta:word-count="31" meta:character-count="140" meta:non-whitespace-character-count="117"/>
  </office:meta>
</office:document-meta>
</file>